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line-height="100%"/>
    </style:style>
    <style:style style:name="T2" style:parent-style-name="DefaultParagraphFont" style:family="text">
      <style:text-properties style:font-name="Calibri Light" style:font-name-complex="Calibri Light" fo:font-size="14pt" style:font-size-asian="14pt" style:font-size-complex="14pt"/>
    </style:style>
    <style:style style:name="T3" style:parent-style-name="DefaultParagraphFont" style:family="text">
      <style:text-properties style:font-name="Calibri Light" style:font-name-complex="Calibri Light" fo:font-size="14pt" style:font-size-asian="14pt" style:font-size-complex="14pt"/>
    </style:style>
    <style:style style:name="T4" style:parent-style-name="DefaultParagraphFont" style:family="text">
      <style:text-properties style:font-name="Calibri Light" style:font-name-complex="Calibri Light" fo:font-size="14pt" style:font-size-asian="14pt" style:font-size-complex="14pt"/>
    </style:style>
    <style:style style:name="T5" style:parent-style-name="DefaultParagraphFont" style:family="text">
      <style:text-properties style:font-name="Calibri Light" style:font-name-complex="Calibri Light" fo:font-size="14pt" style:font-size-asian="14pt" style:font-size-complex="14pt"/>
    </style:style>
    <style:style style:name="T6" style:parent-style-name="DefaultParagraphFont" style:family="text">
      <style:text-properties style:font-name="Calibri Light" style:font-name-complex="Calibri Light" fo:font-size="14pt" style:font-size-asian="14pt" style:font-size-complex="14pt"/>
    </style:style>
    <style:style style:name="T7" style:parent-style-name="DefaultParagraphFont" style:family="text">
      <style:text-properties style:font-name="Calibri Light" style:font-name-complex="Calibri Light" fo:font-size="14pt" style:font-size-asian="14pt" style:font-size-complex="14pt"/>
    </style:style>
    <style:style style:name="P8" style:parent-style-name="Normal" style:family="paragraph">
      <style:paragraph-properties fo:line-height="100%"/>
    </style:style>
    <style:style style:name="T9" style:parent-style-name="DefaultParagraphFont" style:family="text">
      <style:text-properties style:font-name="Calibri Light" style:font-name-complex="Calibri Light" fo:font-size="14pt" style:font-size-asian="14pt" style:font-size-complex="14pt"/>
    </style:style>
    <style:style style:name="T10" style:parent-style-name="Hyperlink" style:family="text">
      <style:text-properties style:font-name="Calibri Light" style:font-name-complex="Calibri Light" fo:font-size="14pt" style:font-size-asian="14pt" style:font-size-complex="14pt"/>
    </style:style>
    <style:style style:name="P11" style:parent-style-name="Normal" style:family="paragraph">
      <style:text-properties style:font-name="Courier New" style:font-name-complex="Courier New" fo:font-size="14pt" style:font-size-asian="14pt" style:font-size-complex="14pt"/>
    </style:style>
    <style:style style:name="P12" style:parent-style-name="Normal" style:family="paragraph">
      <style:paragraph-properties fo:margin-bottom="0in"/>
      <style:text-properties style:font-name="Courier New" style:font-name-complex="Courier New" fo:font-size="12pt" style:font-size-asian="12pt" style:font-size-complex="12pt"/>
    </style:style>
    <style:style style:name="P13" style:parent-style-name="Normal" style:family="paragraph">
      <style:paragraph-properties fo:margin-bottom="0in"/>
      <style:text-properties style:font-name="Courier New" style:font-name-complex="Courier New" fo:font-size="12pt" style:font-size-asian="12pt" style:font-size-complex="12pt"/>
    </style:style>
    <style:style style:name="P14" style:parent-style-name="Normal" style:family="paragraph">
      <style:paragraph-properties fo:margin-bottom="0in"/>
      <style:text-properties style:font-name="Courier New" style:font-name-complex="Courier New" fo:font-size="12pt" style:font-size-asian="12pt" style:font-size-complex="12pt"/>
    </style:style>
    <style:style style:name="P15" style:parent-style-name="Normal" style:family="paragraph">
      <style:paragraph-properties fo:margin-bottom="0in"/>
      <style:text-properties style:font-name="Courier New" style:font-name-complex="Courier New" fo:font-size="12pt" style:font-size-asian="12pt" style:font-size-complex="12pt"/>
    </style:style>
    <style:style style:name="P16" style:parent-style-name="Normal" style:family="paragraph">
      <style:paragraph-properties fo:margin-bottom="0in"/>
      <style:text-properties style:font-name="Courier New" style:font-name-complex="Courier New" fo:font-size="12pt" style:font-size-asian="12pt" style:font-size-complex="12pt"/>
    </style:style>
    <style:style style:name="P17" style:parent-style-name="Normal" style:family="paragraph">
      <style:paragraph-properties fo:margin-bottom="0in"/>
      <style:text-properties style:font-name="Courier New" style:font-name-complex="Courier New" fo:font-size="12pt" style:font-size-asian="12pt" style:font-size-complex="12pt"/>
    </style:style>
    <style:style style:name="P18" style:parent-style-name="Normal" style:family="paragraph">
      <style:paragraph-properties fo:margin-bottom="0in"/>
      <style:text-properties style:font-name="Courier New" style:font-name-complex="Courier New" fo:font-size="12pt" style:font-size-asian="12pt" style:font-size-complex="12pt"/>
    </style:style>
    <style:style style:name="P19" style:parent-style-name="Normal" style:family="paragraph">
      <style:paragraph-properties fo:margin-bottom="0in"/>
      <style:text-properties style:font-name="Courier New" style:font-name-complex="Courier New" fo:font-size="12pt" style:font-size-asian="12pt" style:font-size-complex="12pt"/>
    </style:style>
    <style:style style:name="P20" style:parent-style-name="Normal" style:family="paragraph">
      <style:paragraph-properties fo:margin-bottom="0in"/>
      <style:text-properties style:font-name="Courier New" style:font-name-complex="Courier New" fo:font-size="12pt" style:font-size-asian="12pt" style:font-size-complex="12pt"/>
    </style:style>
    <style:style style:name="P21" style:parent-style-name="Normal" style:family="paragraph">
      <style:paragraph-properties fo:margin-bottom="0in"/>
      <style:text-properties style:font-name="Courier New" style:font-name-complex="Courier New" fo:font-size="12pt" style:font-size-asian="12pt" style:font-size-complex="12pt"/>
    </style:style>
    <style:style style:name="P22" style:parent-style-name="Normal" style:family="paragraph">
      <style:paragraph-properties fo:margin-bottom="0in"/>
      <style:text-properties style:font-name="Courier New" style:font-name-complex="Courier New" fo:font-size="12pt" style:font-size-asian="12pt" style:font-size-complex="12pt"/>
    </style:style>
    <style:style style:name="P23" style:parent-style-name="Normal" style:family="paragraph">
      <style:paragraph-properties fo:margin-bottom="0in"/>
      <style:text-properties style:font-name="Courier New" style:font-name-complex="Courier New" fo:font-size="12pt" style:font-size-asian="12pt" style:font-size-complex="12pt"/>
    </style:style>
    <style:style style:name="P24" style:parent-style-name="Normal" style:family="paragraph">
      <style:paragraph-properties fo:margin-bottom="0in"/>
      <style:text-properties style:font-name="Courier New" style:font-name-complex="Courier New" fo:font-size="12pt" style:font-size-asian="12pt" style:font-size-complex="12pt"/>
    </style:style>
    <style:style style:name="P25" style:parent-style-name="Normal" style:family="paragraph">
      <style:paragraph-properties fo:margin-bottom="0in"/>
      <style:text-properties style:font-name="Courier New" style:font-name-complex="Courier New" fo:font-size="12pt" style:font-size-asian="12pt" style:font-size-complex="12pt"/>
    </style:style>
    <style:style style:name="P26" style:parent-style-name="Normal" style:family="paragraph">
      <style:paragraph-properties fo:margin-bottom="0in"/>
      <style:text-properties style:font-name="Courier New" style:font-name-complex="Courier New" fo:font-size="12pt" style:font-size-asian="12pt" style:font-size-complex="12pt"/>
    </style:style>
    <style:style style:name="P27" style:parent-style-name="Normal" style:family="paragraph">
      <style:paragraph-properties fo:margin-bottom="0in"/>
      <style:text-properties style:font-name="Courier New" style:font-name-complex="Courier New" fo:font-size="12pt" style:font-size-asian="12pt" style:font-size-complex="12pt"/>
    </style:style>
    <style:style style:name="P28" style:parent-style-name="Normal" style:family="paragraph">
      <style:paragraph-properties fo:margin-bottom="0in"/>
      <style:text-properties style:font-name="Courier New" style:font-name-complex="Courier New" fo:font-size="12pt" style:font-size-asian="12pt" style:font-size-complex="12pt"/>
    </style:style>
    <style:style style:name="P29" style:parent-style-name="Normal" style:family="paragraph">
      <style:paragraph-properties fo:margin-bottom="0in"/>
      <style:text-properties style:font-name="Courier New" style:font-name-complex="Courier New" fo:font-size="12pt" style:font-size-asian="12pt" style:font-size-complex="12pt"/>
    </style:style>
    <style:style style:name="P30" style:parent-style-name="Normal" style:family="paragraph">
      <style:paragraph-properties fo:margin-bottom="0in"/>
      <style:text-properties style:font-name="Courier New" style:font-name-complex="Courier New" fo:font-size="12pt" style:font-size-asian="12pt" style:font-size-complex="12pt"/>
    </style:style>
    <style:style style:name="P31" style:parent-style-name="Normal" style:family="paragraph">
      <style:paragraph-properties fo:margin-bottom="0in"/>
      <style:text-properties style:font-name="Courier New" style:font-name-complex="Courier New" fo:font-size="12pt" style:font-size-asian="12pt" style:font-size-complex="12pt"/>
    </style:style>
    <style:style style:name="P32" style:parent-style-name="Normal" style:family="paragraph">
      <style:paragraph-properties fo:margin-bottom="0in"/>
      <style:text-properties style:font-name="Courier New" style:font-name-complex="Courier New" fo:font-size="12pt" style:font-size-asian="12pt" style:font-size-complex="12pt"/>
    </style:style>
    <style:style style:name="P33" style:parent-style-name="Normal" style:family="paragraph">
      <style:paragraph-properties fo:margin-bottom="0in"/>
      <style:text-properties style:font-name="Courier New" style:font-name-complex="Courier New" fo:font-size="12pt" style:font-size-asian="12pt" style:font-size-complex="12pt"/>
    </style:style>
    <style:style style:name="P34" style:parent-style-name="Normal" style:family="paragraph">
      <style:paragraph-properties fo:margin-bottom="0in"/>
      <style:text-properties style:font-name="Courier New" style:font-name-complex="Courier New" fo:font-size="12pt" style:font-size-asian="12pt" style:font-size-complex="12pt"/>
    </style:style>
    <style:style style:name="P35" style:parent-style-name="Normal" style:family="paragraph">
      <style:paragraph-properties fo:margin-bottom="0in"/>
      <style:text-properties style:font-name="Courier New" style:font-name-complex="Courier New" fo:font-size="12pt" style:font-size-asian="12pt" style:font-size-complex="12pt"/>
    </style:style>
    <style:style style:name="P36" style:parent-style-name="Normal" style:family="paragraph">
      <style:paragraph-properties fo:margin-bottom="0in"/>
      <style:text-properties style:font-name="Courier New" style:font-name-complex="Courier New" fo:font-size="12pt" style:font-size-asian="12pt" style:font-size-complex="12pt"/>
    </style:style>
    <style:style style:name="P37" style:parent-style-name="Normal" style:family="paragraph">
      <style:paragraph-properties fo:margin-bottom="0in"/>
      <style:text-properties style:font-name="Courier New" style:font-name-complex="Courier New" fo:font-size="12pt" style:font-size-asian="12pt" style:font-size-complex="12pt"/>
    </style:style>
    <style:style style:name="P38" style:parent-style-name="Normal" style:family="paragraph">
      <style:paragraph-properties fo:margin-bottom="0in"/>
      <style:text-properties style:font-name="Courier New" style:font-name-complex="Courier New" fo:font-size="12pt" style:font-size-asian="12pt" style:font-size-complex="12pt"/>
    </style:style>
    <style:style style:name="P39" style:parent-style-name="Normal" style:family="paragraph">
      <style:paragraph-properties fo:margin-bottom="0in"/>
      <style:text-properties style:font-name="Courier New" style:font-name-complex="Courier New" fo:font-size="12pt" style:font-size-asian="12pt" style:font-size-complex="12pt"/>
    </style:style>
    <style:style style:name="P40" style:parent-style-name="Normal" style:family="paragraph">
      <style:paragraph-properties fo:margin-bottom="0in"/>
      <style:text-properties style:font-name="Courier New" style:font-name-complex="Courier New" fo:font-size="12pt" style:font-size-asian="12pt" style:font-size-complex="12pt"/>
    </style:style>
    <style:style style:name="P41" style:parent-style-name="Normal" style:family="paragraph">
      <style:paragraph-properties fo:margin-bottom="0in"/>
      <style:text-properties style:font-name="Courier New" style:font-name-complex="Courier New" fo:font-size="12pt" style:font-size-asian="12pt" style:font-size-complex="12pt"/>
    </style:style>
    <style:style style:name="P42" style:parent-style-name="Normal" style:family="paragraph">
      <style:paragraph-properties fo:margin-bottom="0in"/>
      <style:text-properties style:font-name="Courier New" style:font-name-complex="Courier New" fo:font-size="12pt" style:font-size-asian="12pt" style:font-size-complex="12pt"/>
    </style:style>
    <style:style style:name="P43" style:parent-style-name="Normal" style:family="paragraph">
      <style:paragraph-properties fo:margin-bottom="0in"/>
      <style:text-properties style:font-name="Courier New" style:font-name-complex="Courier New" fo:font-size="12pt" style:font-size-asian="12pt" style:font-size-complex="12pt"/>
    </style:style>
    <style:style style:name="P44" style:parent-style-name="Normal" style:family="paragraph">
      <style:paragraph-properties fo:margin-bottom="0in"/>
      <style:text-properties fo:font-size="12pt" style:font-size-asian="12pt" style:font-size-complex="12pt"/>
    </style:style>
    <style:style style:name="P45" style:parent-style-name="Normal" style:family="paragraph">
      <style:paragraph-properties fo:margin-bottom="0in"/>
      <style:text-properties fo:font-size="12pt" style:font-size-asian="12pt" style:font-size-complex="12pt"/>
    </style:style>
    <style:style style:name="P46" style:parent-style-name="ListParagraph" style:list-style-name="LFO2" style:family="paragraph">
      <style:paragraph-properties fo:margin-bottom="0in"/>
      <style:text-properties fo:font-size="12pt" style:font-size-asian="12pt" style:font-size-complex="12pt"/>
    </style:style>
    <style:style style:name="P47" style:parent-style-name="ListParagraph" style:list-style-name="LFO2" style:family="paragraph">
      <style:paragraph-properties fo:margin-bottom="0in"/>
      <style:text-properties fo:font-size="12pt" style:font-size-asian="12pt" style:font-size-complex="12pt"/>
    </style:style>
    <style:style style:name="P48" style:parent-style-name="ListParagraph" style:list-style-name="LFO2" style:family="paragraph">
      <style:paragraph-properties fo:margin-bottom="0in"/>
      <style:text-properties fo:font-size="12pt" style:font-size-asian="12pt" style:font-size-complex="12pt"/>
    </style:style>
    <style:style style:name="P49" style:parent-style-name="ListParagraph" style:list-style-name="LFO2" style:family="paragraph">
      <style:paragraph-properties fo:margin-bottom="0in"/>
      <style:text-properties fo:font-size="12pt" style:font-size-asian="12pt" style:font-size-complex="12pt"/>
    </style:style>
    <style:style style:name="P50" style:parent-style-name="Normal" style:family="paragraph">
      <style:paragraph-properties fo:margin-bottom="0in"/>
      <style:text-properties fo:font-size="12pt" style:font-size-asian="12pt" style:font-size-complex="12pt"/>
    </style:style>
    <style:style style:name="P51" style:parent-style-name="Normal" style:family="paragraph">
      <style:paragraph-properties fo:margin-bottom="0in"/>
      <style:text-properties fo:font-size="12pt" style:font-size-asian="12pt" style:font-size-complex="12pt"/>
    </style:style>
    <style:style style:name="P52" style:parent-style-name="Normal" style:family="paragraph">
      <style:paragraph-properties fo:margin-bottom="0in"/>
      <style:text-properties fo:font-size="12pt" style:font-size-asian="12pt" style:font-size-complex="12pt"/>
    </style:style>
  </office:automatic-styles>
  <office:body>
    <office:text text:use-soft-page-breaks="true">
      <text:p text:style-name="P1"><text:span text:style-name="T2">Student propunător: Linca Răzvan Cosmin <text:s text:c="2"/></text:span><text:span text:style-name="T3"><text:tab/></text:span><text:span text:style-name="T4"><text:tab/></text:span><text:span text:style-name="T5"><text:tab/></text:span><text:span text:style-name="T6"><text:tab/></text:span><text:span text:style-name="T7"><text:tab/>Grupa: 224 <text:s text:c="3"/></text:span></text:p>
      <text:p text:style-name="P8"><text:span text:style-name="T9">Email:<text:s/></text:span><text:a xlink:href="mailto:lrir2331@scs.ubbcluj.ro" office:target-frame-name="_top" xlink:show="replace"><text:span text:style-name="T10">lrir2331@scs.ubbcluj.ro</text:span></text:a></text:p>
      <text:p text:style-name="P11"/>
      <text:p text:style-name="P12">namespace Question</text:p>
      <text:p text:style-name="P13">{</text:p>
      <text:p text:style-name="P14"><text:s text:c="4"/>public delegate T Transformer&lt;T&gt;(T arg);</text:p>
      <text:p text:style-name="P15"/>
      <text:p text:style-name="P16"><text:s text:c="4"/>public class Util</text:p>
      <text:p text:style-name="P17"><text:s text:c="4"/>{</text:p>
      <text:p text:style-name="P18"><text:s text:c="8"/>public static void Transform&lt;T&gt;(T[] values, Transformer&lt;T&gt; t)</text:p>
      <text:p text:style-name="P19"><text:s text:c="8"/>{</text:p>
      <text:p text:style-name="P20"><text:s text:c="12"/>for (int i = 0; i &lt; values.Length; i++)</text:p>
      <text:p text:style-name="P21"><text:s text:c="16"/>values[i] = t(values[i]);</text:p>
      <text:p text:style-name="P22"><text:s text:c="8"/>}</text:p>
      <text:p text:style-name="P23"><text:s text:c="4"/>}</text:p>
      <text:p text:style-name="P24"/>
      <text:p text:style-name="P25"><text:s text:c="4"/>class Program</text:p>
      <text:p text:style-name="P26"><text:s text:c="4"/>{</text:p>
      <text:p text:style-name="P27"><text:s text:c="8"/>static String F(String x)</text:p>
      <text:p text:style-name="P28"><text:s text:c="8"/>{</text:p>
      <text:p text:style-name="P29"><text:s text:c="12"/>if (x.Contains("b"))</text:p>
      <text:p text:style-name="P30"><text:s text:c="16"/>return x.ToUpper();</text:p>
      <text:p text:style-name="P31"><text:s text:c="12"/>else return "wrong";</text:p>
      <text:p text:style-name="P32"><text:s text:c="8"/>}</text:p>
      <text:p text:style-name="P33"><text:s text:c="8"/>static void Main(string[] args)</text:p>
      <text:p text:style-name="P34"><text:s text:c="8"/>{<text:s/></text:p>
      <text:p text:style-name="P35"><text:s text:c="12"/>string[] strings = { "abB", "ffBF", "ccc" };</text:p>
      <text:p text:style-name="P36"><text:s text:c="10"/></text:p>
      <text:p text:style-name="P37"><text:s text:c="12"/>Util.Transform(strings, F);</text:p>
      <text:p text:style-name="P38"><text:s text:c="12"/>foreach (String s in strings)</text:p>
      <text:p text:style-name="P39"><text:s text:c="16"/>Console.Write(s + "|");<text:s text:c="5"/></text:p>
      <text:p text:style-name="P40"><text:s text:c="8"/>}</text:p>
      <text:p text:style-name="P41"><text:s text:c="4"/>}</text:p>
      <text:p text:style-name="P42">}</text:p>
      <text:p text:style-name="P43"><text:tab/></text:p>
      <text:p text:style-name="P44">Care este rezultatul?<text:s/></text:p>
      <text:p text:style-name="P45"/>
      <text:list text:style-name="LFO2" text:continue-numbering="true">
        <text:list-item>
          <text:p text:style-name="P46">aBB | ffBF | wrong</text:p>
        </text:list-item>
        <text:list-item>
          <text:p text:style-name="P47">ABB | wrong | wrong</text:p>
        </text:list-item>
        <text:list-item>
          <text:p text:style-name="P48">ABB | ffBF | wrong</text:p>
        </text:list-item>
        <text:list-item>
          <text:p text:style-name="P49">Exceptie aruncata la runtime</text:p>
        </text:list-item>
      </text:list>
      <text:soft-page-break/>
      <text:p text:style-name="P50">Explicatie: Raspunsul corect este b). Codul este corect continand o metoda de tip delegate cu <text:s/>un parametru generic. <text:s/>Metoda Transform din Utlis aplica metoda delegate asupra unui Array generic. Astfel, in Main, se apeleaza metoda statica Tranform, cu un array de strings si metoda F, care transforma toate literele dintr-un string daca acesta contine litera b, sau returneaza stringul wrong, in caz contrar.</text:p>
      <text:p text:style-name="P51"/>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4pt" style:font-size-asian="14pt" style:font-size-complex="14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zvan Linca</meta:initial-creator>
    <dc:creator>Razvan Linca</dc:creator>
    <meta:creation-date>2018-12-21T16:30:00Z</meta:creation-date>
    <dc:date>2018-12-21T16:41:00Z</dc:date>
    <meta:template xlink:href="Normal" xlink:type="simple"/>
    <meta:editing-cycles>2</meta:editing-cycles>
    <meta:editing-duration>PT600S</meta:editing-duration>
    <meta:document-statistic meta:page-count="2" meta:paragraph-count="2" meta:word-count="208" meta:character-count="1394" meta:row-count="9" meta:non-whitespace-character-count="1188"/>
  </office:meta>
</office:document-meta>
</file>